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mm"/>
    </style:style>
    <style:style style:name="co2" style:family="table-column">
      <style:table-column-properties fo:break-before="auto" style:column-width="8.77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9.98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1.18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15.73mm"/>
    </style:style>
    <style:style style:name="co10" style:family="table-column">
      <style:table-column-properties fo:break-before="auto" style:column-width="11.8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16.03mm"/>
    </style:style>
    <style:style style:name="co13" style:family="table-column">
      <style:table-column-properties fo:break-before="auto" style:column-width="18.45mm"/>
    </style:style>
    <style:style style:name="co14" style:family="table-column">
      <style:table-column-properties fo:break-before="auto" style:column-width="9.07mm"/>
    </style:style>
    <style:style style:name="co15" style:family="table-column">
      <style:table-column-properties fo:break-before="auto" style:column-width="13.3mm"/>
    </style:style>
    <style:style style:name="co16" style:family="table-column">
      <style:table-column-properties fo:break-before="auto" style:column-width="13.6mm"/>
    </style:style>
    <style:style style:name="co17" style:family="table-column">
      <style:table-column-properties fo:break-before="auto" style:column-width="8.47mm"/>
    </style:style>
    <style:style style:name="co18" style:family="table-column">
      <style:table-column-properties fo:break-before="auto" style:column-width="30.25mm"/>
    </style:style>
    <style:style style:name="co19" style:family="table-column">
      <style:table-column-properties fo:break-before="auto" style:column-width="39.93mm"/>
    </style:style>
    <style:style style:name="co20" style:family="table-column">
      <style:table-column-properties fo:break-before="auto" style:column-width="34.18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2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3.51mm" fo:break-before="auto" style:use-optimal-row-height="false"/>
    </style:style>
    <style:style style:name="ro5" style:family="table-row">
      <style:table-row-properties style:row-height="8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cccccc" fo:wrap-option="wrap" fo:border="0.06pt solid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cccccc" fo:wrap-option="wrap" fo:border="0.06pt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cccccc" fo:border="0.06pt solid #000000"/>
      <style:text-properties fo:color="#000000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ce17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start" fo:margin-left="0mm"/>
    </style:style>
    <style:style style:name="ce4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ffff" fo:wrap-option="wrap" fo:border="0.06pt solid #000000"/>
    </style:style>
    <style:style style:name="ce1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ff" fo:wrap-option="wrap" fo:border="0.06pt solid #000000"/>
    </style:style>
    <style:style style:name="ce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f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ff" fo:wrap-option="wrap" fo:border="0.06pt solid #000000"/>
    </style:style>
    <style:style style:name="ce26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ff" fo:border="0.06pt solid #000000"/>
    </style:style>
    <style:style style:name="ce28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99" fo:wrap-option="wrap" fo:border="0.06pt solid #000000"/>
    </style:style>
    <style:style style:name="ce3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guicidas Altamente Peligrosos Argentin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4" table:number-columns-repeated="2" table:default-cell-style-name="ce18"/>
        <table:table-column table:style-name="co5" table:default-cell-style-name="ce18"/>
        <table:table-column table:style-name="co6" table:default-cell-style-name="ce21"/>
        <table:table-column table:style-name="co5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7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5" table:default-cell-style-name="ce30"/>
        <table:table-column table:style-name="co8" table:default-cell-style-name="ce30"/>
        <table:table-column table:style-name="co17" table:default-cell-style-name="ce30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997" table:default-cell-style-name="Default"/>
        <table:table-row table:style-name="ro1">
          <table:table-cell/>
          <table:table-cell table:style-name="Default"/>
          <table:table-cell table:style-name="ce5" office:value-type="string" calcext:value-type="string" table:number-columns-spanned="21" table:number-rows-spanned="1">
            <text:p>Principios activos registrados en Argentina que reunen las caráctersiticas de altamente peligros y que aparecen en la lista de PAN Internacional de Plaguicidas Altamente Peligrosos</text:p>
          </table:table-cell>
          <table:covered-table-cell table:style-name="ce10"/>
          <table:covered-table-cell table:number-columns-repeated="19" table:style-name="ce16"/>
          <table:table-cell table:number-columns-repeated="1001"/>
        </table:table-row>
        <table:table-row table:style-name="ro2" table:number-rows-repeated="2">
          <table:table-cell/>
          <table:table-cell table:style-name="Default" table:number-columns-repeated="22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6" office:value-type="string" calcext:value-type="string">
            <text:p>Referencias</text:p>
          </table:table-cell>
          <table:table-cell table:style-name="ce11" table:number-columns-spanned="20" table:number-rows-spanned="1"/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OMS IA</text:p>
          </table:table-cell>
          <table:table-cell table:style-name="ce11" office:value-type="string" calcext:value-type="string" table:number-columns-spanned="20" table:number-rows-spanned="1">
            <text:p>Extremadamente peligroso (Clase 1a) según la Organización Mundial de la Salud</text:p>
          </table:table-cell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OMS IB</text:p>
          </table:table-cell>
          <table:table-cell table:style-name="ce11" office:value-type="string" calcext:value-type="string" table:number-columns-spanned="20" table:number-rows-spanned="1">
            <text:p>Altamente peligroso (Clase 1b) según la Organización Mundial de la Salud</text:p>
          </table:table-cell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H330</text:p>
          </table:table-cell>
          <table:table-cell table:style-name="ce11" office:value-type="string" calcext:value-type="string" table:number-columns-spanned="20" table:number-rows-spanned="1">
            <text:p>Mortal si se inhala, clasificación de peligro según el Sistema Globalmente Armonizado (GHS)</text:p>
          </table:table-cell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EPA carc</text:p>
          </table:table-cell>
          <table:table-cell table:style-name="ce11" office:value-type="string" calcext:value-type="string" table:number-columns-spanned="20" table:number-rows-spanned="1">
            <text:p>carcinógeno humano según EPA</text:p>
          </table:table-cell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EPA prob carc</text:p>
          </table:table-cell>
          <table:table-cell table:style-name="ce11" office:value-type="string" calcext:value-type="string" table:number-columns-spanned="20" table:number-rows-spanned="1">
            <text:p>probable carcinógeno según EPA</text:p>
          </table:table-cell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IARC carc</text:p>
          </table:table-cell>
          <table:table-cell table:style-name="ce11" office:value-type="string" calcext:value-type="string" table:number-columns-spanned="20" table:number-rows-spanned="1">
            <text:p>carcinógeno humano según IARC</text:p>
          </table:table-cell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IARC prob carc</text:p>
          </table:table-cell>
          <table:table-cell table:style-name="ce11" office:value-type="string" calcext:value-type="string" table:number-columns-spanned="20" table:number-rows-spanned="1">
            <text:p><text:s/>probable carcinógeno según IARC</text:p>
          </table:table-cell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EU GHS (1A, 1B)</text:p>
          </table:table-cell>
          <table:table-cell table:style-name="ce11" office:value-type="string" calcext:value-type="string" table:number-columns-spanned="20" table:number-rows-spanned="1">
            <text:p><text:s/>conocido o presuntos carcinógeno humano (1A o 1B) según SGA - UE </text:p>
          </table:table-cell>
          <table:covered-table-cell table:number-columns-repeated="19" table:style-name="ce17"/>
          <table:table-cell table:number-columns-repeated="1001"/>
        </table:table-row>
        <table:table-row table:style-name="ro3">
          <table:table-cell/>
          <table:table-cell table:style-name="Default"/>
          <table:table-cell table:style-name="ce7" office:value-type="string" calcext:value-type="string">
            <text:p>EU GHS muta (1A, 1B)</text:p>
          </table:table-cell>
          <table:table-cell table:style-name="ce11" office:value-type="string" calcext:value-type="string" table:number-columns-spanned="20" table:number-rows-spanned="1">
            <text:p>Sustancias que se sabe que inducen mutaciones hereditarias o que se considera que inducen mutaciones hereditarias en las células germinales de los humanos (Categoría 1A o 1B) según SGA-UE <text:s/></text:p>
          </table:table-cell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EU GHS repro (1A, 1B)</text:p>
          </table:table-cell>
          <table:table-cell table:style-name="ce11" office:value-type="string" calcext:value-type="string" table:number-columns-spanned="20" table:number-rows-spanned="1">
            <text:p>Conocido o presunto tóxico para la reproducción (categoría 1A o 1B ) según SGA – UE</text:p>
          </table:table-cell>
          <table:covered-table-cell table:number-columns-repeated="19" table:style-name="ce17"/>
          <table:table-cell table:number-columns-repeated="1001"/>
        </table:table-row>
        <table:table-row table:style-name="ro3">
          <table:table-cell/>
          <table:table-cell table:style-name="Default"/>
          <table:table-cell table:style-name="ce7" office:value-type="string" calcext:value-type="string">
            <text:p>EU EDC (1) or C2 &amp; R2 GHS</text:p>
          </table:table-cell>
          <table:table-cell table:style-name="ce11" office:value-type="string" calcext:value-type="string" table:number-columns-spanned="20" table:number-rows-spanned="1">
            <text:p>Alterador endocrino o potencial disruptor endocrino (categoría 1) de la UE, <text:s/>carcinógeno humano (Catergoría 2) <text:s/>o tóxico para la reproducción (categoría 2) por SGA – UE </text:p>
          </table:table-cell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Muy Bio Acc</text:p>
          </table:table-cell>
          <table:table-cell table:style-name="ce12" table:number-columns-spanned="20" table:number-rows-spanned="1"/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Muy pers</text:p>
          </table:table-cell>
          <table:table-cell table:style-name="ce12" table:number-columns-spanned="20" table:number-rows-spanned="1"/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Muy T. O. Acu</text:p>
          </table:table-cell>
          <table:table-cell table:style-name="ce12" table:number-columns-spanned="20" table:number-rows-spanned="1"/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Muy T. Abejas</text:p>
          </table:table-cell>
          <table:table-cell table:style-name="ce12" table:number-columns-spanned="20" table:number-rows-spanned="1"/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Prot. Mont.</text:p>
          </table:table-cell>
          <table:table-cell table:style-name="ce12" table:number-columns-spanned="20" table:number-rows-spanned="1"/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Prot. Rott.</text:p>
          </table:table-cell>
          <table:table-cell table:style-name="ce12" table:number-columns-spanned="20" table:number-rows-spanned="1"/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Con. Est.</text:p>
          </table:table-cell>
          <table:table-cell table:style-name="ce12" table:number-columns-spanned="20" table:number-rows-spanned="1"/>
          <table:covered-table-cell table:number-columns-repeated="19" table:style-name="ce17"/>
          <table:table-cell table:number-columns-repeated="1001"/>
        </table:table-row>
        <table:table-row table:style-name="ro2">
          <table:table-cell/>
          <table:table-cell table:style-name="Default" table:number-columns-repeated="22"/>
          <table:table-cell table:number-columns-repeated="1001"/>
        </table:table-row>
        <table:table-row table:style-name="ro2">
          <table:table-cell table:number-columns-repeated="3"/>
          <table:table-cell table:style-name="ce3"/>
          <table:table-cell table:style-name="ce47" office:value-type="string" calcext:value-type="string" table:number-columns-spanned="3" table:number-rows-spanned="1">
            <text:p>Toxicidad Aguda</text:p>
          </table:table-cell>
          <table:covered-table-cell table:number-columns-repeated="2" table:style-name="ce20"/>
          <table:table-cell table:style-name="ce51" office:value-type="string" calcext:value-type="string" table:number-columns-spanned="9" table:number-rows-spanned="1">
            <text:p>Toxicidad Crónica</text:p>
          </table:table-cell>
          <table:covered-table-cell table:number-columns-repeated="8" table:style-name="ce23"/>
          <table:table-cell table:style-name="ce24" office:value-type="string" calcext:value-type="string" table:number-columns-spanned="4" table:number-rows-spanned="1">
            <text:p>Toxicidad Ambiental</text:p>
          </table:table-cell>
          <table:covered-table-cell table:number-columns-repeated="3" table:style-name="ce27"/>
          <table:table-cell table:style-name="ce28" office:value-type="string" calcext:value-type="string" table:number-columns-spanned="3" table:number-rows-spanned="1">
            <text:p>Convenios</text:p>
          </table:table-cell>
          <table:covered-table-cell table:number-columns-repeated="2" table:style-name="ce31"/>
          <table:table-cell/>
          <table:table-cell office:value-type="string" calcext:value-type="string">
            <text:p>Prohibido en otros paises</text:p>
          </table:table-cell>
          <table:table-cell office:value-type="string" calcext:value-type="string">
            <text:p>utilizado en agricultura</text:p>
          </table:table-cell>
          <table:table-cell office:value-type="string" calcext:value-type="string">
            <text:p>encontrado en alimentos</text:p>
          </table:table-cell>
          <table:table-cell table:number-columns-repeated="997"/>
        </table:table-row>
        <table:table-row table:style-name="ro4">
          <table:table-cell table:style-name="ce2"/>
          <table:table-cell table:style-name="ce4"/>
          <table:table-cell table:style-name="ce4" office:value-type="string" calcext:value-type="string">
            <text:p>banda según OMS SENASA</text:p>
          </table:table-cell>
          <table:table-cell table:style-name="ce4" office:value-type="string" calcext:value-type="string">
            <text:p>total X PAP</text:p>
          </table:table-cell>
          <table:table-cell table:style-name="ce19" office:value-type="string" calcext:value-type="string">
            <text:p>OMS IA</text:p>
          </table:table-cell>
          <table:table-cell table:style-name="ce19" office:value-type="string" calcext:value-type="string">
            <text:p>OMS IB</text:p>
          </table:table-cell>
          <table:table-cell table:style-name="ce19" office:value-type="string" calcext:value-type="string">
            <text:p>H330</text:p>
          </table:table-cell>
          <table:table-cell table:style-name="ce22" office:value-type="string" calcext:value-type="string">
            <text:p>EPA carc</text:p>
          </table:table-cell>
          <table:table-cell table:style-name="ce22" office:value-type="string" calcext:value-type="string">
            <text:p>EPA prob carc</text:p>
          </table:table-cell>
          <table:table-cell table:style-name="ce22" office:value-type="string" calcext:value-type="string">
            <text:p>IARC carc</text:p>
          </table:table-cell>
          <table:table-cell table:style-name="ce22" office:value-type="string" calcext:value-type="string">
            <text:p>IARC prob carc</text:p>
          </table:table-cell>
          <table:table-cell table:style-name="ce22" office:value-type="string" calcext:value-type="string">
            <text:p>EU GHS (1A, 1B)</text:p>
          </table:table-cell>
          <table:table-cell table:style-name="ce22" office:value-type="string" calcext:value-type="string">
            <text:p>EU GHS (2)</text:p>
          </table:table-cell>
          <table:table-cell table:style-name="ce22" office:value-type="string" calcext:value-type="string">
            <text:p>EU GHS muta (1A, 1B)</text:p>
          </table:table-cell>
          <table:table-cell table:style-name="ce22" office:value-type="string" calcext:value-type="string">
            <text:p>EU GHS repro (1A, 1B)</text:p>
          </table:table-cell>
          <table:table-cell table:style-name="ce22" office:value-type="string" calcext:value-type="string">
            <text:p>EU EDC (1) or C2 &amp; R2 GHS</text:p>
          </table:table-cell>
          <table:table-cell table:style-name="ce25" office:value-type="string" calcext:value-type="string">
            <text:p>Muy Bio Acc</text:p>
          </table:table-cell>
          <table:table-cell table:style-name="ce25" office:value-type="string" calcext:value-type="string">
            <text:p>Muy pers</text:p>
          </table:table-cell>
          <table:table-cell table:style-name="ce25" office:value-type="string" calcext:value-type="string">
            <text:p>Muy T. O. Acu</text:p>
          </table:table-cell>
          <table:table-cell table:style-name="ce25" office:value-type="string" calcext:value-type="string">
            <text:p>Muy T. Abejas</text:p>
          </table:table-cell>
          <table:table-cell table:style-name="ce29" office:value-type="string" calcext:value-type="string">
            <text:p>Prot. Mont.</text:p>
          </table:table-cell>
          <table:table-cell table:style-name="ce29" office:value-type="string" calcext:value-type="string">
            <text:p>Prot. Rott.</text:p>
          </table:table-cell>
          <table:table-cell table:style-name="ce29" office:value-type="string" calcext:value-type="string">
            <text:p>Con Est.</text:p>
          </table:table-cell>
          <table:table-cell table:style-name="ce2"/>
          <table:table-cell/>
          <table:table-cell table:style-name="ce2" table:number-columns-repeated="999"/>
        </table:table-row>
        <table:table-row table:style-name="ro5">
          <table:table-cell table:number-columns-repeated="2"/>
          <table:table-cell table:style-name="ce8" office:value-type="string" calcext:value-type="string">
            <text:p>total por subcategoria</text:p>
          </table:table-cell>
          <table:table-cell table:style-name="ce13"/>
          <table:table-cell table:style-name="ce14" table:formula="of:=SUM([.E28:.E149])" office:value-type="float" office:value="2" calcext:value-type="float">
            <text:p>2</text:p>
          </table:table-cell>
          <table:table-cell table:style-name="ce14" table:formula="of:=SUM([.F28:.F149])" office:value-type="float" office:value="2" calcext:value-type="float">
            <text:p>2</text:p>
          </table:table-cell>
          <table:table-cell table:style-name="ce14" table:formula="of:=SUM([.G28:.G149])" office:value-type="float" office:value="8" calcext:value-type="float">
            <text:p>8</text:p>
          </table:table-cell>
          <table:table-cell table:style-name="ce14" table:formula="of:=SUM([.H28:.H149])" office:value-type="float" office:value="0" calcext:value-type="float">
            <text:p>0</text:p>
          </table:table-cell>
          <table:table-cell table:style-name="ce14" table:formula="of:=SUM([.I28:.I149])" office:value-type="float" office:value="1" calcext:value-type="float">
            <text:p>1</text:p>
          </table:table-cell>
          <table:table-cell table:style-name="ce14" table:formula="of:=SUM([.J28:.J149])" office:value-type="float" office:value="0" calcext:value-type="float">
            <text:p>0</text:p>
          </table:table-cell>
          <table:table-cell table:style-name="ce14" table:formula="of:=SUM([.K28:.K149])" office:value-type="float" office:value="0" calcext:value-type="float">
            <text:p>0</text:p>
          </table:table-cell>
          <table:table-cell table:style-name="ce14" table:formula="of:=SUM([.L28:.L149])" office:value-type="float" office:value="0" calcext:value-type="float">
            <text:p>0</text:p>
          </table:table-cell>
          <table:table-cell table:style-name="ce14" table:formula="of:=SUM([.M28:.M149])" office:value-type="float" office:value="0" calcext:value-type="float">
            <text:p>0</text:p>
          </table:table-cell>
          <table:table-cell table:style-name="ce14" table:formula="of:=SUM([.N28:.N149])" office:value-type="float" office:value="2" calcext:value-type="float">
            <text:p>2</text:p>
          </table:table-cell>
          <table:table-cell table:style-name="ce14" table:formula="of:=SUM([.O28:.O149])" office:value-type="float" office:value="4" calcext:value-type="float">
            <text:p>4</text:p>
          </table:table-cell>
          <table:table-cell table:style-name="ce14" table:formula="of:=SUM([.P28:.P149])" office:value-type="float" office:value="7" calcext:value-type="float">
            <text:p>7</text:p>
          </table:table-cell>
          <table:table-cell table:style-name="ce14" table:formula="of:=SUM([.Q28:.Q149])" office:value-type="float" office:value="1" calcext:value-type="float">
            <text:p>1</text:p>
          </table:table-cell>
          <table:table-cell table:style-name="ce14" table:formula="of:=SUM([.R28:.R149])" office:value-type="float" office:value="0" calcext:value-type="float">
            <text:p>0</text:p>
          </table:table-cell>
          <table:table-cell table:style-name="ce14" table:formula="of:=SUM([.S28:.S149])" office:value-type="float" office:value="2" calcext:value-type="float">
            <text:p>2</text:p>
          </table:table-cell>
          <table:table-cell table:style-name="ce14" table:formula="of:=SUM([.T28:.T149])" office:value-type="float" office:value="10" calcext:value-type="float">
            <text:p>10</text:p>
          </table:table-cell>
          <table:table-cell table:style-name="ce14" table:formula="of:=SUM([.U28:.U149])" office:value-type="float" office:value="1" calcext:value-type="float">
            <text:p>1</text:p>
          </table:table-cell>
          <table:table-cell table:style-name="ce14" table:formula="of:=SUM([.V28:.V149])" office:value-type="float" office:value="4" calcext:value-type="float">
            <text:p>4</text:p>
          </table:table-cell>
          <table:table-cell table:style-name="ce14" table:formula="of:=SUM([.W28:.W14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, 3-dicloropropeno</text:p>
          </table:table-cell>
          <table:table-cell table:formula="of:=SUM([.E27:.W2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,4-DB</text:p>
          </table:table-cell>
          <table:table-cell table:formula="of:=SUM([.E28:.W28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amectina</text:p>
          </table:table-cell>
          <table:table-cell table:formula="of:=SUM([.E29:.W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cefato</text:p>
          </table:table-cell>
          <table:table-cell table:formula="of:=SUM([.E30:.W30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etoclor</text:p>
          </table:table-cell>
          <table:table-cell table:formula="of:=SUM([.E31:.W3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rinatrina</text:p>
          </table:table-cell>
          <table:table-cell table:formula="of:=SUM([.E32:.W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laclor</text:p>
          </table:table-cell>
          <table:table-cell table:formula="of:=SUM([.E33:.W33]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lfa-cipermetrina</text:p>
          </table:table-cell>
          <table:table-cell table:formula="of:=SUM([.E34:.W3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trazina</text:p>
          </table:table-cell>
          <table:table-cell table:formula="of:=SUM([.E35:.W35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zocyclotín</text:p>
          </table:table-cell>
          <table:table-cell table:formula="of:=SUM([.E36:.W36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enfuracarb</text:p>
          </table:table-cell>
          <table:table-cell table:formula="of:=SUM([.E37:.W3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enomilo</text:p>
          </table:table-cell>
          <table:table-cell table:formula="of:=SUM([.E38:.W38])"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eta-ciflutrin</text:p>
          </table:table-cell>
          <table:table-cell table:formula="of:=SUM([.E39:.W39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fentrina</text:p>
          </table:table-cell>
          <table:table-cell table:formula="of:=SUM([.E40:.W40]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rodifacoum</text:p>
          </table:table-cell>
          <table:table-cell table:formula="of:=SUM([.E41:.W41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romadiolona</text:p>
          </table:table-cell>
          <table:table-cell table:formula="of:=SUM([.E42:.W4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romoxinil</text:p>
          </table:table-cell>
          <table:table-cell table:formula="of:=SUM([.E43:.W4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romuro de Metilo</text:p>
          </table:table-cell>
          <table:table-cell table:formula="of:=SUM([.E44:.W44])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arbarillo</text:p>
          </table:table-cell>
          <table:table-cell table:formula="of:=SUM([.E45:.W45]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arbendazim</text:p>
          </table:table-cell>
          <table:table-cell table:formula="of:=SUM([.E46:.W46])"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arbofurám</text:p>
          </table:table-cell>
          <table:table-cell table:formula="of:=SUM([.E47:.W47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arbosulfán</text:p>
          </table:table-cell>
          <table:table-cell table:formula="of:=SUM([.E48:.W4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l hexatin</text:p>
          </table:table-cell>
          <table:table-cell table:formula="of:=SUM([.E49:.W49])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ipermetrina</text:p>
          </table:table-cell>
          <table:table-cell table:formula="of:=SUM([.E50:.W50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/>
          <table:table-cell table:formula="of:=SUM([.E51:.W5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/>
          <table:table-cell table:formula="of:=SUM([.E52:.W5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/>
          <table:table-cell table:formula="of:=SUM([.E53:.W5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/>
          <table:table-cell table:formula="of:=SUM([.E54:.W5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/>
          <table:table-cell table:formula="of:=SUM([.E55:.W5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/>
          <table:table-cell table:formula="of:=SUM([.E56:.W5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/>
          <table:table-cell table:formula="of:=SUM([.E57:.W5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/>
          <table:table-cell table:formula="of:=SUM([.E58:.W5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/>
          <table:table-cell table:formula="of:=SUM([.E59:.W5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table:formula="of:=SUM([.E60:.W6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/>
          <table:table-cell table:formula="of:=SUM([.E61:.W6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/>
          <table:table-cell table:formula="of:=SUM([.E62:.W6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/>
          <table:table-cell table:formula="of:=SUM([.E63:.W6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/>
          <table:table-cell table:formula="of:=SUM([.E64:.W6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/>
          <table:table-cell table:formula="of:=SUM([.E65:.W6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/>
          <table:table-cell table:formula="of:=SUM([.E66:.W6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/>
          <table:table-cell table:formula="of:=SUM([.E67:.W6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/>
          <table:table-cell table:formula="of:=SUM([.E68:.W6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table:formula="of:=SUM([.E69:.W6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/>
          <table:table-cell table:formula="of:=SUM([.E70:.W7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/>
          <table:table-cell table:formula="of:=SUM([.E71:.W7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/>
          <table:table-cell table:formula="of:=SUM([.E72:.W7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/>
          <table:table-cell table:formula="of:=SUM([.E73:.W7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/>
          <table:table-cell table:formula="of:=SUM([.E74:.W7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/>
          <table:table-cell table:formula="of:=SUM([.E75:.W7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/>
          <table:table-cell table:formula="of:=SUM([.E76:.W7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/>
          <table:table-cell table:formula="of:=SUM([.E77:.W7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/>
          <table:table-cell table:formula="of:=SUM([.E78:.W7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/>
          <table:table-cell table:formula="of:=SUM([.E79:.W7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/>
          <table:table-cell table:formula="of:=SUM([.E80:.W8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/>
          <table:table-cell table:formula="of:=SUM([.E81:.W8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/>
          <table:table-cell table:formula="of:=SUM([.E82:.W8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/>
          <table:table-cell table:formula="of:=SUM([.E83:.W8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/>
          <table:table-cell table:formula="of:=SUM([.E84:.W8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/>
          <table:table-cell table:formula="of:=SUM([.E85:.W8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/>
          <table:table-cell table:formula="of:=SUM([.E86:.W8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/>
          <table:table-cell table:formula="of:=SUM([.E87:.W8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/>
          <table:table-cell table:formula="of:=SUM([.E88:.W8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/>
          <table:table-cell table:formula="of:=SUM([.E89:.W8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/>
          <table:table-cell table:formula="of:=SUM([.E90:.W9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/>
          <table:table-cell table:formula="of:=SUM([.E91:.W9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/>
          <table:table-cell table:formula="of:=SUM([.E92:.W9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/>
          <table:table-cell table:formula="of:=SUM([.E93:.W9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/>
          <table:table-cell table:formula="of:=SUM([.E94:.W9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/>
          <table:table-cell table:formula="of:=SUM([.E95:.W9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/>
          <table:table-cell table:formula="of:=SUM([.E96:.W9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/>
          <table:table-cell table:formula="of:=SUM([.E97:.W9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/>
          <table:table-cell table:formula="of:=SUM([.E98:.W9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/>
          <table:table-cell table:formula="of:=SUM([.E99:.W9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/>
          <table:table-cell table:formula="of:=SUM([.E100:.W10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/>
          <table:table-cell table:formula="of:=SUM([.E101:.W10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/>
          <table:table-cell table:formula="of:=SUM([.E102:.W10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/>
          <table:table-cell table:formula="of:=SUM([.E103:.W10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/>
          <table:table-cell table:formula="of:=SUM([.E104:.W10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/>
          <table:table-cell table:formula="of:=SUM([.E105:.W10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/>
          <table:table-cell table:formula="of:=SUM([.E106:.W10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/>
          <table:table-cell table:formula="of:=SUM([.E107:.W10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/>
          <table:table-cell table:formula="of:=SUM([.E108:.W10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/>
          <table:table-cell table:formula="of:=SUM([.E109:.W10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/>
          <table:table-cell table:formula="of:=SUM([.E110:.W11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/>
          <table:table-cell table:formula="of:=SUM([.E111:.W11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/>
          <table:table-cell table:formula="of:=SUM([.E112:.W11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/>
          <table:table-cell table:formula="of:=SUM([.E113:.W11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/>
          <table:table-cell table:formula="of:=SUM([.E114:.W11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/>
          <table:table-cell table:formula="of:=SUM([.E115:.W11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/>
          <table:table-cell table:formula="of:=SUM([.E116:.W11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/>
          <table:table-cell table:formula="of:=SUM([.E117:.W11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/>
          <table:table-cell table:formula="of:=SUM([.E118:.W11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/>
          <table:table-cell table:formula="of:=SUM([.E119:.W11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/>
          <table:table-cell table:formula="of:=SUM([.E120:.W12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/>
          <table:table-cell table:formula="of:=SUM([.E121:.W12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/>
          <table:table-cell table:formula="of:=SUM([.E122:.W12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/>
          <table:table-cell table:formula="of:=SUM([.E123:.W12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/>
          <table:table-cell table:formula="of:=SUM([.E124:.W12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/>
          <table:table-cell table:formula="of:=SUM([.E125:.W12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table:formula="of:=SUM([.E126:.W12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/>
          <table:table-cell table:formula="of:=SUM([.E127:.W12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/>
          <table:table-cell table:formula="of:=SUM([.E128:.W12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/>
          <table:table-cell table:formula="of:=SUM([.E129:.W12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/>
          <table:table-cell table:formula="of:=SUM([.E130:.W13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/>
          <table:table-cell table:formula="of:=SUM([.E131:.W13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/>
          <table:table-cell table:formula="of:=SUM([.E132:.W13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/>
          <table:table-cell table:formula="of:=SUM([.E133:.W13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/>
          <table:table-cell table:formula="of:=SUM([.E134:.W13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/>
          <table:table-cell table:formula="of:=SUM([.E135:.W13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/>
          <table:table-cell table:formula="of:=SUM([.E136:.W13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/>
          <table:table-cell table:formula="of:=SUM([.E137:.W13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/>
          <table:table-cell table:formula="of:=SUM([.E138:.W13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/>
          <table:table-cell table:formula="of:=SUM([.E139:.W13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/>
          <table:table-cell table:formula="of:=SUM([.E140:.W140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/>
          <table:table-cell table:formula="of:=SUM([.E141:.W141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/>
          <table:table-cell table:formula="of:=SUM([.E142:.W142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/>
          <table:table-cell table:formula="of:=SUM([.E143:.W143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/>
          <table:table-cell table:formula="of:=SUM([.E144:.W144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/>
          <table:table-cell table:formula="of:=SUM([.E145:.W145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/>
          <table:table-cell table:formula="of:=SUM([.E146:.W146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/>
          <table:table-cell table:formula="of:=SUM([.E147:.W147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/>
          <table:table-cell table:formula="of:=SUM([.E148:.W14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/>
          <table:table-cell table:formula="of:=SUM([.E149:.W149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total por categoria</text:p>
          </table:table-cell>
          <table:table-cell table:style-name="ce9"/>
          <table:table-cell table:style-name="ce3" table:number-columns-spanned="3" table:number-rows-spanned="1"/>
          <table:covered-table-cell table:number-columns-repeated="2" table:style-name="ce3"/>
          <table:table-cell table:style-name="ce3" table:number-columns-spanned="9" table:number-rows-spanned="1"/>
          <table:covered-table-cell table:number-columns-repeated="8"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table:number-columns-spanned="3" table:number-rows-spanned="1"/>
          <table:covered-table-cell table:number-columns-repeated="2" table:style-name="ce3"/>
          <table:table-cell table:number-columns-repeated="1001"/>
        </table:table-row>
        <table:table-row table:style-name="ro2" table:number-rows-repeated="22">
          <table:table-cell/>
          <table:table-cell table:style-name="Default" table:number-columns-repeated="22"/>
          <table:table-cell table:number-columns-repeated="1001"/>
        </table:table-row>
        <table:table-row table:style-name="ro2" table:number-rows-repeated="17">
          <table:table-cell/>
          <table:table-cell table:style-name="Default" table:number-columns-repeated="2"/>
          <table:table-cell table:style-name="ce15"/>
          <table:table-cell table:style-name="Default" table:number-columns-repeated="19"/>
          <table:table-cell table:number-columns-repeated="1001"/>
        </table:table-row>
        <table:table-row table:style-name="ro2">
          <table:table-cell/>
          <table:table-cell table:style-name="Default" table:number-columns-repeated="2"/>
          <table:table-cell table:style-name="ce15"/>
          <table:table-cell table:style-name="Default" table:number-columns-repeated="19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36mm" fo:page-height="766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08:07:24.2294005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50:05.135062506</meta:creation-date>
    <dc:date>2020-02-21T08:17:55.521716585</dc:date>
    <meta:editing-duration>PT1H48M36S</meta:editing-duration>
    <meta:editing-cycles>4</meta:editing-cycles>
    <meta:generator>LibreOffice/6.0.7.3$Linux_X86_64 LibreOffice_project/00m0$Build-3</meta:generator>
    <meta:document-statistic meta:table-count="1" meta:cell-count="395" meta:object-count="0"/>
  </office:meta>
</office:document-meta>
</file>